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MetaNormalLF-Roman" svg:font-family="MetaNormalLF-Roman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.5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8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526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UJ05-XML_5f_2013_5f_JJ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name-complex="Times New Roman" style:font-size-complex="9pt" style:font-style-complex="normal" style:font-weight-complex="150"/>
    </style:style>
    <style:style style:name="ce8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fo:border="0.06pt solid #000000" fo:padding="0.049cm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name-complex="Times New Roman" style:font-size-complex="9pt" style:font-style-complex="normal" style:font-weight-complex="150" fo:hyphenate="true"/>
    </style:style>
    <style:style style:name="ce1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="0.06pt solid #000000" fo:padding="0.049cm"/>
      <style:text-properties style:font-name="Monospace" fo:font-size="9pt" style:font-size-asian="9pt" style:font-size-complex="9pt"/>
    </style:style>
    <style:style style:name="ce17" style:family="table-cell" style:parent-style-name="Default">
      <style:table-cell-properties fo:padding="0.049cm"/>
      <style:text-properties style:font-name="Monospace" fo:font-size="9pt" style:font-size-asian="9pt" style:font-size-complex="9pt"/>
    </style:style>
    <style:style style:name="T1" style:family="text">
      <style:text-properties style:font-name="Monospace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Ari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 table:null-year="1929"/>
      <table:table table:name="UJ05-XML_2013_JJ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14" table:default-cell-style-name="ce10"/>
        <table:table-column table:style-name="co3" table:visibility="collapse" table:number-columns-repeated="242" table:default-cell-style-name="ce10"/>
        <table:table-column table:style-name="co3" table:number-columns-repeated="7" table:default-cell-style-name="ce16"/>
        <table:table-column table:style-name="co3" table:number-columns-repeated="760" table:default-cell-style-name="ce17"/>
        <table:table-header-rows>
          <table:table-row table:style-name="ro1">
            <table:table-cell table:style-name="ce1" office:value-type="string" calcext:value-type="string">
              <text:p>Deutschland</text:p>
            </table:table-cell>
            <table:table-cell table:style-name="ce1" table:number-columns-repeated="12"/>
            <table:table-cell table:style-name="ce11" table:number-columns-repeated="2"/>
            <table:table-cell table:number-columns-repeated="1009"/>
          </table:table-row>
          <table:table-row table:style-name="ro1">
            <table:table-cell table:style-name="ce2" office:value-type="string" calcext:value-type="string">
              <text:p>3 Beteiligte an Straßenverkehrsunfällen 2013</text:p>
            </table:table-cell>
            <table:table-cell table:style-name="ce11" table:number-columns-repeated="14"/>
            <table:table-cell table:number-columns-repeated="1009"/>
          </table:table-row>
          <table:table-row table:style-name="ro1">
            <table:table-cell table:style-name="ce2" office:value-type="string" calcext:value-type="string">
              <text:p>3.1 Alleinunfälle und Unfälle mit zwei Beteiligten nach Ortslage</text:p>
            </table:table-cell>
            <table:table-cell table:style-name="ce12" table:number-columns-repeated="14"/>
            <table:table-cell table:number-columns-repeated="1009"/>
          </table:table-row>
          <table:table-row table:style-name="ro1">
            <table:table-cell table:style-name="ce2" office:value-type="string" calcext:value-type="string">
              <text:p>3.1.1 Nach Unfallverursacher und Unfallgegner</text:p>
            </table:table-cell>
            <table:table-cell table:style-name="ce11" table:number-columns-repeated="14"/>
            <table:table-cell table:number-columns-repeated="1009"/>
          </table:table-row>
          <table:table-row table:style-name="ro2">
            <table:table-cell table:style-name="ce3" office:value-type="string" calcext:value-type="string">
              <text:p>Spalten: Der erste Beteiligte (Hauptverursacher) war ein(e) ...</text:p>
              <text:p>Zeilen: Der zweite Beteiligte (Nebenverursacher) war ein(e) ...</text:p>
            </table:table-cell>
            <table:table-cell table:style-name="ce12" table:number-columns-repeated="13"/>
            <table:table-cell table:style-name="ce3"/>
            <table:table-cell table:number-columns-repeated="1009"/>
          </table:table-row>
        </table:table-header-rows>
        <table:table-row table:style-name="ro3">
          <table:table-cell table:style-name="ce4" office:value-type="string" calcext:value-type="string">
            <text:p><text:span text:style-name="T1">Unfälle mit Getöteten - </text:span>Innerhalb von Ortschaft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67" calcext:value-type="float">
            <text:p>66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57" calcext:value-type="float">
            <text:p>15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24" calcext:value-type="float">
            <text:p>22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Unfälle mit Getöteten – </text:span>Außerhalb von Ortschaften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float" office:value="508" calcext:value-type="float">
            <text:p>50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41" calcext:value-type="float">
            <text:p>74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21" calcext:value-type="float">
            <text:p>21</text:p>
          </table:table-cell>
          <table:table-cell table:style-name="ce15" office:value-type="float" office:value="119" calcext:value-type="float">
            <text:p>119</text:p>
          </table:table-cell>
          <table:table-cell table:style-name="ce15" office:value-type="float" office:value="704" calcext:value-type="float">
            <text:p>70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87" calcext:value-type="float">
            <text:p>108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17" calcext:value-type="float">
            <text:p>17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12" calcext:value-type="float">
            <text:p>51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28" calcext:value-type="float">
            <text:p>12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15" calcext:value-type="float">
            <text:p>11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38" calcext:value-type="float">
            <text:p>3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Unfälle mit Getöteten – </text:span>Innerhalb und außerhalb von Ortschaft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21" calcext:value-type="float">
            <text:p>21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594" calcext:value-type="float">
            <text:p>59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941" calcext:value-type="float">
            <text:p>94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29" calcext:value-type="float">
            <text:p>29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004" calcext:value-type="float">
            <text:p>1004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754" calcext:value-type="float">
            <text:p>175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2" calcext:value-type="float">
            <text:p>13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92" calcext:value-type="float">
            <text:p>19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69" calcext:value-type="float">
            <text:p>66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0" calcext:value-type="float">
            <text:p>16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29" calcext:value-type="float">
            <text:p>12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12" calcext:value-type="float">
            <text:p>21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98" calcext:value-type="float">
            <text:p>29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Unfälle mit Personenschaden - </text:span>Innerhalb von Ortschaft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2666" calcext:value-type="float">
            <text:p>2666</text:p>
          </table:table-cell>
          <table:table-cell table:style-name="ce15" office:value-type="float" office:value="2913" calcext:value-type="float">
            <text:p>2913</text:p>
          </table:table-cell>
          <table:table-cell table:style-name="ce15" office:value-type="float" office:value="7369" calcext:value-type="float">
            <text:p>7369</text:p>
          </table:table-cell>
          <table:table-cell table:style-name="ce15" office:value-type="float" office:value="545" calcext:value-type="float">
            <text:p>545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0326" calcext:value-type="float">
            <text:p>10326</text:p>
          </table:table-cell>
          <table:table-cell table:style-name="ce15" office:value-type="float" office:value="318" calcext:value-type="float">
            <text:p>31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4600" calcext:value-type="float">
            <text:p>2460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3352" calcext:value-type="float">
            <text:p>3352</text:p>
          </table:table-cell>
          <table:table-cell table:style-name="ce15" office:value-type="float" office:value="3237" calcext:value-type="float">
            <text:p>3237</text:p>
          </table:table-cell>
          <table:table-cell table:style-name="ce15" office:value-type="float" office:value="112745" calcext:value-type="float">
            <text:p>112745</text:p>
          </table:table-cell>
          <table:table-cell table:style-name="ce15" office:value-type="float" office:value="1299" calcext:value-type="float">
            <text:p>1299</text:p>
          </table:table-cell>
          <table:table-cell table:style-name="ce15" office:value-type="float" office:value="8118" calcext:value-type="float">
            <text:p>8118</text:p>
          </table:table-cell>
          <table:table-cell table:style-name="ce15" office:value-type="float" office:value="997" calcext:value-type="float">
            <text:p>997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214" calcext:value-type="float">
            <text:p>214</text:p>
          </table:table-cell>
          <table:table-cell table:style-name="ce15" office:value-type="float" office:value="17417" calcext:value-type="float">
            <text:p>17417</text:p>
          </table:table-cell>
          <table:table-cell table:style-name="ce15" office:value-type="float" office:value="2292" calcext:value-type="float">
            <text:p>2292</text:p>
          </table:table-cell>
          <table:table-cell table:style-name="ce15" office:value-type="float" office:value="7735" calcext:value-type="float">
            <text:p>7735</text:p>
          </table:table-cell>
          <table:table-cell table:style-name="ce15" office:value-type="float" office:value="467" calcext:value-type="float">
            <text:p>467</text:p>
          </table:table-cell>
          <table:table-cell table:style-name="ce15" office:value-type="float" office:value="158246" calcext:value-type="float">
            <text:p>15824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97" calcext:value-type="float">
            <text:p>97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5276" calcext:value-type="float">
            <text:p>5276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362" calcext:value-type="float">
            <text:p>362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72" calcext:value-type="float">
            <text:p>172</text:p>
          </table:table-cell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6349" calcext:value-type="float">
            <text:p>634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59" calcext:value-type="float">
            <text:p>59</text:p>
          </table:table-cell>
          <table:table-cell table:style-name="ce15" office:value-type="float" office:value="165" calcext:value-type="float">
            <text:p>165</text:p>
          </table:table-cell>
          <table:table-cell table:style-name="ce15" office:value-type="float" office:value="7028" calcext:value-type="float">
            <text:p>7028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437" calcext:value-type="float">
            <text:p>437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53" calcext:value-type="float">
            <text:p>253</text:p>
          </table:table-cell>
          <table:table-cell table:style-name="ce15" office:value-type="float" office:value="162" calcext:value-type="float">
            <text:p>162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8478" calcext:value-type="float">
            <text:p>847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2565" calcext:value-type="float">
            <text:p>2565</text:p>
          </table:table-cell>
          <table:table-cell table:style-name="ce15" office:value-type="float" office:value="2458" calcext:value-type="float">
            <text:p>2458</text:p>
          </table:table-cell>
          <table:table-cell table:style-name="ce15" office:value-type="float" office:value="49203" calcext:value-type="float">
            <text:p>49203</text:p>
          </table:table-cell>
          <table:table-cell table:style-name="ce15" office:value-type="float" office:value="398" calcext:value-type="float">
            <text:p>398</text:p>
          </table:table-cell>
          <table:table-cell table:style-name="ce15" office:value-type="float" office:value="3565" calcext:value-type="float">
            <text:p>3565</text:p>
          </table:table-cell>
          <table:table-cell table:style-name="ce15" office:value-type="float" office:value="579" calcext:value-type="float">
            <text:p>579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9708" calcext:value-type="float">
            <text:p>9708</text:p>
          </table:table-cell>
          <table:table-cell table:style-name="ce15" office:value-type="float" office:value="537" calcext:value-type="float">
            <text:p>537</text:p>
          </table:table-cell>
          <table:table-cell table:style-name="ce15" office:value-type="float" office:value="5002" calcext:value-type="float">
            <text:p>5002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74304" calcext:value-type="float">
            <text:p>7430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47" calcext:value-type="float">
            <text:p>47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1563" calcext:value-type="float">
            <text:p>1563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39" calcext:value-type="float">
            <text:p>239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347" calcext:value-type="float">
            <text:p>347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2559" calcext:value-type="float">
            <text:p>255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141" calcext:value-type="float">
            <text:p>141</text:p>
          </table:table-cell>
          <table:table-cell table:style-name="ce15" office:value-type="float" office:value="144" calcext:value-type="float">
            <text:p>144</text:p>
          </table:table-cell>
          <table:table-cell table:style-name="ce15" office:value-type="float" office:value="2083" calcext:value-type="float">
            <text:p>2083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02" calcext:value-type="float">
            <text:p>502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252" calcext:value-type="float">
            <text:p>25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453" calcext:value-type="float">
            <text:p>345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67" calcext:value-type="float">
            <text:p>267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51" calcext:value-type="float">
            <text:p>45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31" calcext:value-type="float">
            <text:p>13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228" calcext:value-type="float">
            <text:p>228</text:p>
          </table:table-cell>
          <table:table-cell table:style-name="ce15" office:value-type="float" office:value="182" calcext:value-type="float">
            <text:p>182</text:p>
          </table:table-cell>
          <table:table-cell table:style-name="ce15" office:value-type="float" office:value="29945" calcext:value-type="float">
            <text:p>29945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2100" calcext:value-type="float">
            <text:p>2100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144" calcext:value-type="float">
            <text:p>4144</text:p>
          </table:table-cell>
          <table:table-cell table:style-name="ce15" office:value-type="float" office:value="623" calcext:value-type="float">
            <text:p>623</text:p>
          </table:table-cell>
          <table:table-cell table:style-name="ce15" office:value-type="float" office:value="1384" calcext:value-type="float">
            <text:p>1384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39450" calcext:value-type="float">
            <text:p>3945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31" calcext:value-type="float">
            <text:p>31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027" calcext:value-type="float">
            <text:p>1027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35" calcext:value-type="float">
            <text:p>235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397" calcext:value-type="float">
            <text:p>397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927" calcext:value-type="float">
            <text:p>192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5" office:value-type="float" office:value="123" calcext:value-type="float">
            <text:p>123</text:p>
          </table:table-cell>
          <table:table-cell table:style-name="ce15" office:value-type="float" office:value="15992" calcext:value-type="float">
            <text:p>15992</text:p>
          </table:table-cell>
          <table:table-cell table:style-name="ce15" office:value-type="float" office:value="413" calcext:value-type="float">
            <text:p>413</text:p>
          </table:table-cell>
          <table:table-cell table:style-name="ce15" office:value-type="float" office:value="1139" calcext:value-type="float">
            <text:p>1139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2029" calcext:value-type="float">
            <text:p>2029</text:p>
          </table:table-cell>
          <table:table-cell table:style-name="ce15" office:value-type="float" office:value="623" calcext:value-type="float">
            <text:p>6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619" calcext:value-type="float">
            <text:p>2061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81" calcext:value-type="float">
            <text:p>181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60" calcext:value-type="float">
            <text:p>360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Unfälle mit Personenschaden – </text:span>Außerhalb von Ortschaft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772" calcext:value-type="float">
            <text:p>772</text:p>
          </table:table-cell>
          <table:table-cell table:style-name="ce15" office:value-type="float" office:value="4813" calcext:value-type="float">
            <text:p>4813</text:p>
          </table:table-cell>
          <table:table-cell table:style-name="ce15" office:value-type="float" office:value="22105" calcext:value-type="float">
            <text:p>2210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1157" calcext:value-type="float">
            <text:p>1157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2079" calcext:value-type="float">
            <text:p>2079</text:p>
          </table:table-cell>
          <table:table-cell table:style-name="ce15" office:value-type="float" office:value="149" calcext:value-type="float">
            <text:p>149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1806" calcext:value-type="float">
            <text:p>3180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503" calcext:value-type="float">
            <text:p>503</text:p>
          </table:table-cell>
          <table:table-cell table:style-name="ce15" office:value-type="float" office:value="2191" calcext:value-type="float">
            <text:p>2191</text:p>
          </table:table-cell>
          <table:table-cell table:style-name="ce15" office:value-type="float" office:value="36620" calcext:value-type="float">
            <text:p>36620</text:p>
          </table:table-cell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3665" calcext:value-type="float">
            <text:p>3665</text:p>
          </table:table-cell>
          <table:table-cell table:style-name="ce15" office:value-type="float" office:value="1380" calcext:value-type="float">
            <text:p>1380</text:p>
          </table:table-cell>
          <table:table-cell table:style-name="ce15" office:value-type="float" office:value="512" calcext:value-type="float">
            <text:p>512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1700" calcext:value-type="float">
            <text:p>1700</text:p>
          </table:table-cell>
          <table:table-cell table:style-name="ce15" office:value-type="float" office:value="786" calcext:value-type="float">
            <text:p>786</text:p>
          </table:table-cell>
          <table:table-cell table:style-name="ce15" office:value-type="float" office:value="446" calcext:value-type="float">
            <text:p>446</text:p>
          </table:table-cell>
          <table:table-cell table:style-name="ce15" office:value-type="float" office:value="151" calcext:value-type="float">
            <text:p>151</text:p>
          </table:table-cell>
          <table:table-cell table:style-name="ce15" office:value-type="float" office:value="48301" calcext:value-type="float">
            <text:p>4830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747" calcext:value-type="float">
            <text:p>747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79" calcext:value-type="float">
            <text:p>97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35" calcext:value-type="float">
            <text:p>35</text:p>
          </table:table-cell>
          <table:table-cell table:style-name="ce15" office:value-type="float" office:value="346" calcext:value-type="float">
            <text:p>346</text:p>
          </table:table-cell>
          <table:table-cell table:style-name="ce15" office:value-type="float" office:value="2428" calcext:value-type="float">
            <text:p>2428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82" calcext:value-type="float">
            <text:p>182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397" calcext:value-type="float">
            <text:p>339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319" calcext:value-type="float">
            <text:p>319</text:p>
          </table:table-cell>
          <table:table-cell table:style-name="ce15" office:value-type="float" office:value="1484" calcext:value-type="float">
            <text:p>1484</text:p>
          </table:table-cell>
          <table:table-cell table:style-name="ce15" office:value-type="float" office:value="26861" calcext:value-type="float">
            <text:p>26861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2484" calcext:value-type="float">
            <text:p>2484</text:p>
          </table:table-cell>
          <table:table-cell table:style-name="ce15" office:value-type="float" office:value="974" calcext:value-type="float">
            <text:p>974</text:p>
          </table:table-cell>
          <table:table-cell table:style-name="ce15" office:value-type="float" office:value="290" calcext:value-type="float">
            <text:p>290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740" calcext:value-type="float">
            <text:p>740</text:p>
          </table:table-cell>
          <table:table-cell table:style-name="ce15" office:value-type="float" office:value="432" calcext:value-type="float">
            <text:p>432</text:p>
          </table:table-cell>
          <table:table-cell table:style-name="ce15" office:value-type="float" office:value="281" calcext:value-type="float">
            <text:p>281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34126" calcext:value-type="float">
            <text:p>3412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7" calcext:value-type="float">
            <text:p>7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97" calcext:value-type="float">
            <text:p>19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77" calcext:value-type="float">
            <text:p>27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29" calcext:value-type="float">
            <text:p>29</text:p>
          </table:table-cell>
          <table:table-cell table:style-name="ce15" office:value-type="float" office:value="119" calcext:value-type="float">
            <text:p>119</text:p>
          </table:table-cell>
          <table:table-cell table:style-name="ce15" office:value-type="float" office:value="2090" calcext:value-type="float">
            <text:p>2090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345" calcext:value-type="float">
            <text:p>345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891" calcext:value-type="float">
            <text:p>289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7" calcext:value-type="float">
            <text:p>7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36" calcext:value-type="float">
            <text:p>103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office:value-type="float" office:value="126" calcext:value-type="float">
            <text:p>12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503" calcext:value-type="float">
            <text:p>150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280" calcext:value-type="float">
            <text:p>28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82" calcext:value-type="float">
            <text:p>38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3" calcext:value-type="float">
            <text:p>5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19" calcext:value-type="float">
            <text:p>11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50" calcext:value-type="float">
            <text:p>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1929" calcext:value-type="float">
            <text:p>1929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610" calcext:value-type="float">
            <text:p>610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3144" calcext:value-type="float">
            <text:p>314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40" calcext:value-type="float">
            <text:p>34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21" calcext:value-type="float">
            <text:p>21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49" calcext:value-type="float">
            <text:p>49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995" calcext:value-type="float">
            <text:p>99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95" calcext:value-type="float">
            <text:p>95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Unfälle mit Personenschaden – </text:span>Innerhalb und außerhalb von Ortschaft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3438" calcext:value-type="float">
            <text:p>3438</text:p>
          </table:table-cell>
          <table:table-cell table:style-name="ce15" office:value-type="float" office:value="7726" calcext:value-type="float">
            <text:p>7726</text:p>
          </table:table-cell>
          <table:table-cell table:style-name="ce15" office:value-type="float" office:value="29474" calcext:value-type="float">
            <text:p>29474</text:p>
          </table:table-cell>
          <table:table-cell table:style-name="ce15" office:value-type="float" office:value="621" calcext:value-type="float">
            <text:p>621</text:p>
          </table:table-cell>
          <table:table-cell table:style-name="ce15" office:value-type="float" office:value="1465" calcext:value-type="float">
            <text:p>1465</text:p>
          </table:table-cell>
          <table:table-cell table:style-name="ce15" office:value-type="float" office:value="501" calcext:value-type="float">
            <text:p>501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12405" calcext:value-type="float">
            <text:p>12405</text:p>
          </table:table-cell>
          <table:table-cell table:style-name="ce15" office:value-type="float" office:value="467" calcext:value-type="float">
            <text:p>46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56406" calcext:value-type="float">
            <text:p>5640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3855" calcext:value-type="float">
            <text:p>3855</text:p>
          </table:table-cell>
          <table:table-cell table:style-name="ce15" office:value-type="float" office:value="5428" calcext:value-type="float">
            <text:p>5428</text:p>
          </table:table-cell>
          <table:table-cell table:style-name="ce15" office:value-type="float" office:value="149365" calcext:value-type="float">
            <text:p>149365</text:p>
          </table:table-cell>
          <table:table-cell table:style-name="ce15" office:value-type="float" office:value="1493" calcext:value-type="float">
            <text:p>1493</text:p>
          </table:table-cell>
          <table:table-cell table:style-name="ce15" office:value-type="float" office:value="11783" calcext:value-type="float">
            <text:p>11783</text:p>
          </table:table-cell>
          <table:table-cell table:style-name="ce15" office:value-type="float" office:value="2377" calcext:value-type="float">
            <text:p>2377</text:p>
          </table:table-cell>
          <table:table-cell table:style-name="ce15" office:value-type="float" office:value="823" calcext:value-type="float">
            <text:p>823</text:p>
          </table:table-cell>
          <table:table-cell table:style-name="ce15" office:value-type="float" office:value="119" calcext:value-type="float">
            <text:p>119</text:p>
          </table:table-cell>
          <table:table-cell table:style-name="ce15" office:value-type="float" office:value="310" calcext:value-type="float">
            <text:p>310</text:p>
          </table:table-cell>
          <table:table-cell table:style-name="ce15" office:value-type="float" office:value="19117" calcext:value-type="float">
            <text:p>19117</text:p>
          </table:table-cell>
          <table:table-cell table:style-name="ce15" office:value-type="float" office:value="3078" calcext:value-type="float">
            <text:p>3078</text:p>
          </table:table-cell>
          <table:table-cell table:style-name="ce15" office:value-type="float" office:value="8181" calcext:value-type="float">
            <text:p>8181</text:p>
          </table:table-cell>
          <table:table-cell table:style-name="ce15" office:value-type="float" office:value="618" calcext:value-type="float">
            <text:p>618</text:p>
          </table:table-cell>
          <table:table-cell table:style-name="ce15" office:value-type="float" office:value="206547" calcext:value-type="float">
            <text:p>20654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116" calcext:value-type="float">
            <text:p>116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6023" calcext:value-type="float">
            <text:p>6023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26" calcext:value-type="float">
            <text:p>426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88" calcext:value-type="float">
            <text:p>188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7328" calcext:value-type="float">
            <text:p>732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94" calcext:value-type="float">
            <text:p>94</text:p>
          </table:table-cell>
          <table:table-cell table:style-name="ce15" office:value-type="float" office:value="511" calcext:value-type="float">
            <text:p>511</text:p>
          </table:table-cell>
          <table:table-cell table:style-name="ce15" office:value-type="float" office:value="9456" calcext:value-type="float">
            <text:p>9456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619" calcext:value-type="float">
            <text:p>619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132" calcext:value-type="float">
            <text:p>132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35" calcext:value-type="float">
            <text:p>335</text:p>
          </table:table-cell>
          <table:table-cell table:style-name="ce15" office:value-type="float" office:value="273" calcext:value-type="float">
            <text:p>273</text:p>
          </table:table-cell>
          <table:table-cell table:style-name="ce15" office:value-type="float" office:value="212" calcext:value-type="float">
            <text:p>212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11875" calcext:value-type="float">
            <text:p>1187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2884" calcext:value-type="float">
            <text:p>2884</text:p>
          </table:table-cell>
          <table:table-cell table:style-name="ce15" office:value-type="float" office:value="3942" calcext:value-type="float">
            <text:p>3942</text:p>
          </table:table-cell>
          <table:table-cell table:style-name="ce15" office:value-type="float" office:value="76064" calcext:value-type="float">
            <text:p>76064</text:p>
          </table:table-cell>
          <table:table-cell table:style-name="ce15" office:value-type="float" office:value="518" calcext:value-type="float">
            <text:p>518</text:p>
          </table:table-cell>
          <table:table-cell table:style-name="ce15" office:value-type="float" office:value="6049" calcext:value-type="float">
            <text:p>6049</text:p>
          </table:table-cell>
          <table:table-cell table:style-name="ce15" office:value-type="float" office:value="1553" calcext:value-type="float">
            <text:p>1553</text:p>
          </table:table-cell>
          <table:table-cell table:style-name="ce15" office:value-type="float" office:value="433" calcext:value-type="float">
            <text:p>433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151" calcext:value-type="float">
            <text:p>151</text:p>
          </table:table-cell>
          <table:table-cell table:style-name="ce15" office:value-type="float" office:value="10448" calcext:value-type="float">
            <text:p>10448</text:p>
          </table:table-cell>
          <table:table-cell table:style-name="ce15" office:value-type="float" office:value="969" calcext:value-type="float">
            <text:p>969</text:p>
          </table:table-cell>
          <table:table-cell table:style-name="ce15" office:value-type="float" office:value="5283" calcext:value-type="float">
            <text:p>5283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08430" calcext:value-type="float">
            <text:p>10843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54" calcext:value-type="float">
            <text:p>54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760" calcext:value-type="float">
            <text:p>1760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152" calcext:value-type="float">
            <text:p>152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46" calcext:value-type="float">
            <text:p>246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349" calcext:value-type="float">
            <text:p>349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2836" calcext:value-type="float">
            <text:p>283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170" calcext:value-type="float">
            <text:p>170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4173" calcext:value-type="float">
            <text:p>4173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566" calcext:value-type="float">
            <text:p>566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567" calcext:value-type="float">
            <text:p>567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275" calcext:value-type="float">
            <text:p>27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344" calcext:value-type="float">
            <text:p>634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23" calcext:value-type="float">
            <text:p>23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1303" calcext:value-type="float">
            <text:p>1303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62" calcext:value-type="float">
            <text:p>262</text:p>
          </table:table-cell>
          <table:table-cell table:style-name="ce15" office:value-type="float" office:value="147" calcext:value-type="float">
            <text:p>147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954" calcext:value-type="float">
            <text:p>195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11" calcext:value-type="float">
            <text:p>11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362" calcext:value-type="float">
            <text:p>36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13" calcext:value-type="float">
            <text:p>51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4" calcext:value-type="float">
            <text:p>10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style-name="ce15" office:value-type="float" office:value="233" calcext:value-type="float">
            <text:p>23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278" calcext:value-type="float">
            <text:p>278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31874" calcext:value-type="float">
            <text:p>31874</text:p>
          </table:table-cell>
          <table:table-cell table:style-name="ce15" office:value-type="float" office:value="254" calcext:value-type="float">
            <text:p>254</text:p>
          </table:table-cell>
          <table:table-cell table:style-name="ce15" office:value-type="float" office:value="2270" calcext:value-type="float">
            <text:p>2270</text:p>
          </table:table-cell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4754" calcext:value-type="float">
            <text:p>4754</text:p>
          </table:table-cell>
          <table:table-cell table:style-name="ce15" office:value-type="float" office:value="696" calcext:value-type="float">
            <text:p>696</text:p>
          </table:table-cell>
          <table:table-cell table:style-name="ce15" office:value-type="float" office:value="1471" calcext:value-type="float">
            <text:p>1471</text:p>
          </table:table-cell>
          <table:table-cell table:style-name="ce15" office:value-type="float" office:value="375" calcext:value-type="float">
            <text:p>375</text:p>
          </table:table-cell>
          <table:table-cell table:style-name="ce15" office:value-type="float" office:value="42594" calcext:value-type="float">
            <text:p>4259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34" calcext:value-type="float">
            <text:p>34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1259" calcext:value-type="float">
            <text:p>1259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46" calcext:value-type="float">
            <text:p>246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407" calcext:value-type="float">
            <text:p>407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267" calcext:value-type="float">
            <text:p>226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166" calcext:value-type="float">
            <text:p>166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float" office:value="16642" calcext:value-type="float">
            <text:p>16642</text:p>
          </table:table-cell>
          <table:table-cell table:style-name="ce15" office:value-type="float" office:value="422" calcext:value-type="float">
            <text:p>422</text:p>
          </table:table-cell>
          <table:table-cell table:style-name="ce15" office:value-type="float" office:value="1223" calcext:value-type="float">
            <text:p>122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2159" calcext:value-type="float">
            <text:p>2159</text:p>
          </table:table-cell>
          <table:table-cell table:style-name="ce15" office:value-type="float" office:value="672" calcext:value-type="float">
            <text:p>67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1614" calcext:value-type="float">
            <text:p>2161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12" calcext:value-type="float">
            <text:p>1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55" calcext:value-type="float">
            <text:p>455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Schwerwiegende Unfälle mit Sachschaden (i.e.S.) - </text:span>Innerhalb von Ortschaft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27" calcext:value-type="float">
            <text:p>27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913" calcext:value-type="float">
            <text:p>6913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77" calcext:value-type="float">
            <text:p>277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347" calcext:value-type="float">
            <text:p>734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164" calcext:value-type="float">
            <text:p>164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float" office:value="31673" calcext:value-type="float">
            <text:p>31673</text:p>
          </table:table-cell>
          <table:table-cell table:style-name="ce15" office:value-type="float" office:value="151" calcext:value-type="float">
            <text:p>151</text:p>
          </table:table-cell>
          <table:table-cell table:style-name="ce15" office:value-type="float" office:value="2083" calcext:value-type="float">
            <text:p>2083</text:p>
          </table:table-cell>
          <table:table-cell table:style-name="ce15" office:value-type="float" office:value="331" calcext:value-type="float">
            <text:p>331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498" calcext:value-type="float">
            <text:p>1498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36403" calcext:value-type="float">
            <text:p>3640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1" calcext:value-type="float">
            <text:p>24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44" calcext:value-type="float">
            <text:p>34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45" calcext:value-type="float">
            <text:p>44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148" calcext:value-type="float">
            <text:p>148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27997" calcext:value-type="float">
            <text:p>27997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office:value-type="float" office:value="1771" calcext:value-type="float">
            <text:p>1771</text:p>
          </table:table-cell>
          <table:table-cell table:style-name="ce15" office:value-type="float" office:value="287" calcext:value-type="float">
            <text:p>287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1376" calcext:value-type="float">
            <text:p>1376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2170" calcext:value-type="float">
            <text:p>3217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43" calcext:value-type="float">
            <text:p>34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74" calcext:value-type="float">
            <text:p>37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7" calcext:value-type="float">
            <text:p>7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764" calcext:value-type="float">
            <text:p>176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3" calcext:value-type="float">
            <text:p>25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94" calcext:value-type="float">
            <text:p>29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4" calcext:value-type="float">
            <text:p>10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42" calcext:value-type="float">
            <text:p>54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99" calcext:value-type="float">
            <text:p>59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Schwerwiegende Unfälle mit Sachschaden (i.e.S.) - </text:span>Außerhalb von Ortschaften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12978" calcext:value-type="float">
            <text:p>1297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821" calcext:value-type="float">
            <text:p>821</text:p>
          </table:table-cell>
          <table:table-cell table:style-name="ce15" office:value-type="float" office:value="348" calcext:value-type="float">
            <text:p>34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4288" calcext:value-type="float">
            <text:p>1428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26" calcext:value-type="float">
            <text:p>26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12706" calcext:value-type="float">
            <text:p>12706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476" calcext:value-type="float">
            <text:p>1476</text:p>
          </table:table-cell>
          <table:table-cell table:style-name="ce15" office:value-type="float" office:value="659" calcext:value-type="float">
            <text:p>659</text:p>
          </table:table-cell>
          <table:table-cell table:style-name="ce15" office:value-type="float" office:value="174" calcext:value-type="float">
            <text:p>17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89" calcext:value-type="float">
            <text:p>889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6208" calcext:value-type="float">
            <text:p>1620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46" calcext:value-type="float">
            <text:p>14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24" calcext:value-type="float">
            <text:p>24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10287" calcext:value-type="float">
            <text:p>10287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1123" calcext:value-type="float">
            <text:p>1123</text:p>
          </table:table-cell>
          <table:table-cell table:style-name="ce15" office:value-type="float" office:value="483" calcext:value-type="float">
            <text:p>483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772" calcext:value-type="float">
            <text:p>77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3052" calcext:value-type="float">
            <text:p>1305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192" calcext:value-type="float">
            <text:p>119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73" calcext:value-type="float">
            <text:p>173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551" calcext:value-type="float">
            <text:p>155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84" calcext:value-type="float">
            <text:p>68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26" calcext:value-type="float">
            <text:p>92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9" calcext:value-type="float">
            <text:p>15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25" calcext:value-type="float">
            <text:p>12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Schwerwiegende Unfälle mit Sachschaden (i.e.S.) - </text:span>Innerhalb und außerhalb von Ortschaft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35" calcext:value-type="float">
            <text:p>35</text:p>
          </table:table-cell>
          <table:table-cell table:style-name="ce15" office:value-type="float" office:value="107" calcext:value-type="float">
            <text:p>107</text:p>
          </table:table-cell>
          <table:table-cell table:style-name="ce15" office:value-type="float" office:value="19891" calcext:value-type="float">
            <text:p>19891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098" calcext:value-type="float">
            <text:p>1098</text:p>
          </table:table-cell>
          <table:table-cell table:style-name="ce15" office:value-type="float" office:value="395" calcext:value-type="float">
            <text:p>395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" calcext:value-type="float">
            <text:p>3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1635" calcext:value-type="float">
            <text:p>2163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190" calcext:value-type="float">
            <text:p>190</text:p>
          </table:table-cell>
          <table:table-cell table:style-name="ce15" office:value-type="float" office:value="268" calcext:value-type="float">
            <text:p>268</text:p>
          </table:table-cell>
          <table:table-cell table:style-name="ce15" office:value-type="float" office:value="44379" calcext:value-type="float">
            <text:p>44379</text:p>
          </table:table-cell>
          <table:table-cell table:style-name="ce15" office:value-type="float" office:value="215" calcext:value-type="float">
            <text:p>215</text:p>
          </table:table-cell>
          <table:table-cell table:style-name="ce15" office:value-type="float" office:value="3559" calcext:value-type="float">
            <text:p>3559</text:p>
          </table:table-cell>
          <table:table-cell table:style-name="ce15" office:value-type="float" office:value="990" calcext:value-type="float">
            <text:p>990</text:p>
          </table:table-cell>
          <table:table-cell table:style-name="ce15" office:value-type="float" office:value="273" calcext:value-type="float">
            <text:p>273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108" calcext:value-type="float">
            <text:p>108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2387" calcext:value-type="float">
            <text:p>2387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2611" calcext:value-type="float">
            <text:p>5261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17" calcext:value-type="float">
            <text:p>21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68" calcext:value-type="float">
            <text:p>26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8" calcext:value-type="float">
            <text:p>38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591" calcext:value-type="float">
            <text:p>59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172" calcext:value-type="float">
            <text:p>172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float" office:value="38284" calcext:value-type="float">
            <text:p>38284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2894" calcext:value-type="float">
            <text:p>2894</text:p>
          </table:table-cell>
          <table:table-cell table:style-name="ce15" office:value-type="float" office:value="770" calcext:value-type="float">
            <text:p>770</text:p>
          </table:table-cell>
          <table:table-cell table:style-name="ce15" office:value-type="float" office:value="229" calcext:value-type="float">
            <text:p>229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2148" calcext:value-type="float">
            <text:p>2148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45222" calcext:value-type="float">
            <text:p>4522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46" calcext:value-type="float">
            <text:p>44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94" calcext:value-type="float">
            <text:p>49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2956" calcext:value-type="float">
            <text:p>2956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16" calcext:value-type="float">
            <text:p>316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14" calcext:value-type="float">
            <text:p>11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569" calcext:value-type="float">
            <text:p>356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37" calcext:value-type="float">
            <text:p>93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220" calcext:value-type="float">
            <text:p>122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23" calcext:value-type="float">
            <text:p>22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63" calcext:value-type="float">
            <text:p>26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7" calcext:value-type="float">
            <text:p>4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47" calcext:value-type="float">
            <text:p>14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1" calcext:value-type="float">
            <text:p>64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24" calcext:value-type="float">
            <text:p>72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Auf Autobahnen - </text:span>Unfälle mit Getötet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54" calcext:value-type="float">
            <text:p>15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Auf Autobahnen – </text:span>Unfälle mit Personenschad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367" calcext:value-type="float">
            <text:p>367</text:p>
          </table:table-cell>
          <table:table-cell table:style-name="ce15" office:value-type="float" office:value="3650" calcext:value-type="float">
            <text:p>3650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3" calcext:value-type="float">
            <text:p>2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598" calcext:value-type="float">
            <text:p>459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6926" calcext:value-type="float">
            <text:p>6926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059" calcext:value-type="float">
            <text:p>1059</text:p>
          </table:table-cell>
          <table:table-cell table:style-name="ce15" office:value-type="float" office:value="768" calcext:value-type="float">
            <text:p>76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66" calcext:value-type="float">
            <text:p>166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9221" calcext:value-type="float">
            <text:p>922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77" calcext:value-type="float">
            <text:p>17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66" calcext:value-type="float">
            <text:p>166</text:p>
          </table:table-cell>
          <table:table-cell table:style-name="ce15" office:value-type="float" office:value="5358" calcext:value-type="float">
            <text:p>5358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685" calcext:value-type="float">
            <text:p>685</text:p>
          </table:table-cell>
          <table:table-cell table:style-name="ce15" office:value-type="float" office:value="561" calcext:value-type="float">
            <text:p>56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970" calcext:value-type="float">
            <text:p>697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686" calcext:value-type="float">
            <text:p>68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52" calcext:value-type="float">
            <text:p>152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48" calcext:value-type="float">
            <text:p>94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613" calcext:value-type="float">
            <text:p>61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14" calcext:value-type="float">
            <text:p>91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Auf Autobahnen – </text:span>Schwerwiegende Unfälle mit Sachschaden (i.e.S.)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328" calcext:value-type="float">
            <text:p>532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445" calcext:value-type="float">
            <text:p>445</text:p>
          </table:table-cell>
          <table:table-cell table:style-name="ce15" office:value-type="float" office:value="252" calcext:value-type="float">
            <text:p>25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57" calcext:value-type="float">
            <text:p>605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774" calcext:value-type="float">
            <text:p>277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581" calcext:value-type="float">
            <text:p>581</text:p>
          </table:table-cell>
          <table:table-cell table:style-name="ce15" office:value-type="float" office:value="444" calcext:value-type="float">
            <text:p>44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85" calcext:value-type="float">
            <text:p>48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331" calcext:value-type="float">
            <text:p>433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948" calcext:value-type="float">
            <text:p>194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03" calcext:value-type="float">
            <text:p>403</text:p>
          </table:table-cell>
          <table:table-cell table:style-name="ce15" office:value-type="float" office:value="327" calcext:value-type="float">
            <text:p>32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16" calcext:value-type="float">
            <text:p>41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3131" calcext:value-type="float">
            <text:p>313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33" calcext:value-type="float">
            <text:p>33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56" calcext:value-type="float">
            <text:p>56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12" calcext:value-type="float">
            <text:p>51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28" calcext:value-type="float">
            <text:p>42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599" calcext:value-type="float">
            <text:p>59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atistisches Bundesamt, Straßenverkehrsunfälle 2013</text:p>
          </table:table-cell>
          <table:table-cell table:number-columns-repeated="1023"/>
        </table:table-row>
        <table:table-row table:style-name="ro1" table:number-rows-repeated="1048354">
          <table:table-cell table:number-columns-repeated="1024"/>
        </table:table-row>
        <table:table-row table:style-name="ro4" table:number-rows-repeated="2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Titles" table:base-cell-address="$'UJ05-XML_2013_JJ'.$A$1" table:cell-range-address="$'UJ05-XML_2013_JJ'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MetaNormalLF-Roman" svg:font-family="MetaNormalLF-Roman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$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number:min-decimal-places="0" number:min-integer-digits="1">
        <number:embedded-text number:position="3"> </number:embedded-text>
      </number:number>
    </number:number-style>
    <number:number-style style:name="N128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29P0" style:volatile="true">
      <number:text> </number:text>
      <number:number number:decimal-places="0" number:min-decimal-places="0" number:min-integer-digits="0">
        <number:embedded-text number:position="3"> </number:embedded-text>
      </number:number>
    </number:number-style>
    <number:number-style style:name="N129P1" style:volatile="true">
      <number:text>-</number:text>
    </number:number-style>
    <number:number-style style:name="N129">
      <number:text/>
      <style:map style:condition="value()&gt;0" style:apply-style-name="N129P0"/>
      <style:map style:condition="value()=0" style:apply-style-name="N129P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0" number:min-decimal-places="0" number:min-integer-digits="1">
        <number:embedded-text number:position="3"> </number:embedded-text>
      </number:number>
    </number:number-style>
    <number:number-style style:name="N147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8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48P1" style:volatile="true">
      <number:text>-</number:text>
    </number:number-style>
    <number:number-style style:name="N148">
      <number:text/>
      <style:map style:condition="value()&gt;0" style:apply-style-name="N148P0"/>
      <style:map style:condition="value()=0" style:apply-style-name="N148P1"/>
    </number:number-style>
    <number:number-style style:name="N149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49P1" style:volatile="true">
      <number:text>–     </number:text>
    </number:number-style>
    <number:number-style style:name="N149">
      <number:text/>
      <style:map style:condition="value()&gt;0" style:apply-style-name="N149P0"/>
      <style:map style:condition="value()=0" style:apply-style-name="N149P1"/>
    </number:number-style>
    <number:number-style style:name="N150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50P1" style:volatile="true">
      <number:text>–</number:text>
    </number:number-style>
    <number:number-style style:name="N150">
      <number:text/>
      <style:map style:condition="value()&gt;0" style:apply-style-name="N150P0"/>
      <style:map style:condition="value()=0" style:apply-style-name="N150P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4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5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499cm" fo:margin-bottom="1.499cm" fo:margin-left="0.499cm" fo:margin-right="0.499cm" style:first-page-number="continue" style:scale-to="90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J05-XML_5f_2013_5f_JJ" style:display-name="PageStyle_UJ05-XML_2013_JJ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22T19:24:32.380904873</dc:date>
    <meta:print-date>2014-05-08T13:41:22</meta:print-date>
    <meta:editing-duration>PT11M21S</meta:editing-duration>
    <meta:editing-cycles>47</meta:editing-cycles>
    <meta:generator>LibreOffice/7.1.4.2$Linux_X86_64 LibreOffice_project/10$Build-2</meta:generator>
    <meta:document-statistic meta:table-count="1" meta:cell-count="2886" meta:object-count="0"/>
  </office:meta>
</office:document-meta>
</file>